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VILCA QUISPE, CARMEN LU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29354981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14031020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CONGONA NUÑEZ, YONY CLAUS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936037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94 794 2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/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02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300</text:p>
          </table:table-cell>
          <table:table-cell table:style-name="Tableau1.D2" office:value-type="string">
            <text:p text:style-name="P8">31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31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ASM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8/2021</text:p>
          </table:table-cell>
          <table:table-cell table:style-name="Tabla2.A3" office:value-type="string">
            <text:p text:style-name="P22">501517</text:p>
          </table:table-cell>
          <table:table-cell table:style-name="Tabla2.D3" office:value-type="string">
            <text:p text:style-name="P23">31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>fecha despacho pendiente de confirmacion </text:span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14:21:27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